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ed7d31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.5213in" fo:padding-right="0.5213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6">
      <style:graphic-properties draw:fill="none" draw:stroke="solid" svg:stroke-width="0.00694in" svg:stroke-color="#4472c4" draw:marker-end="a885" svg:stroke-opacity="100%" draw:stroke-linejoin="miter" svg:stroke-linecap="butt"/>
    </style:style>
    <style:style style:family="graphic" style:name="a888">
      <style:graphic-properties draw:fill="none" draw:stroke="solid" svg:stroke-width="0.00694in" svg:stroke-color="#4472c4" draw:marker-end="a887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.5213in" fo:padding-right="0.5213in" draw:textarea-vertical-align="middle" draw:textarea-horizontal-align="center" draw:fill="none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0694in" svg:stroke-color="#4472c4" draw:marker-end="a892" svg:stroke-opacity="100%" draw:stroke-linejoin="miter" svg:stroke-linecap="butt"/>
    </style:style>
    <style:style style:family="graphic" style:name="a895">
      <style:graphic-properties draw:fill="none" draw:stroke="solid" svg:stroke-width="0.00694in" svg:stroke-color="#4472c4" draw:marker-end="a894" svg:stroke-opacity="100%" draw:stroke-linejoin="miter" svg:stroke-linecap="butt"/>
    </style:style>
    <style:style style:family="graphic" style:name="a897">
      <style:graphic-properties draw:fill="none" draw:stroke="solid" svg:stroke-width="0.00694in" svg:stroke-color="#4472c4" draw:marker-end="a896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draw:fill="none" draw:stroke="solid" svg:stroke-width="0.00694in" svg:stroke-color="#4472c4" draw:marker-end="a898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06944in" style:font-size-asian="0.06944in" style:font-size-complex="0.069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.00684in" fo:padding-bottom="0.00684in" fo:padding-left="0.30365in" fo:padding-right="0.30365in" draw:textarea-vertical-align="middle" draw:textarea-horizontal-align="center" draw:fill="none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in" fo:padding-bottom="0in" fo:padding-left="0.5213in" fo:padding-right="0.5213in" draw:textarea-vertical-align="middle" draw:textarea-horizontal-align="center" draw:fill="none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.5213in" fo:padding-right="0.5213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1">
      <style:graphic-properties draw:fill="none" draw:stroke="solid" svg:stroke-width="0.00694in" svg:stroke-color="#4472c4" draw:marker-end="a900" svg:stroke-opacity="100%" draw:stroke-linejoin="miter" svg:stroke-linecap="but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905" svg:stroke-width="0.03472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4">
      <style:graphic-properties draw:fill="none" draw:stroke="solid" svg:stroke-width="0.00694in" svg:stroke-color="#4472c4" draw:marker-end="a913" svg:stroke-opacity="100%" draw:stroke-linejoin="miter" svg:stroke-linecap="butt"/>
    </style:style>
    <style:style style:family="graphic" style:name="a916">
      <style:graphic-properties draw:fill="none" draw:stroke="solid" svg:stroke-width="0.00694in" svg:stroke-color="#4472c4" draw:marker-end="a915" svg:stroke-opacity="100%" draw:stroke-linejoin="miter" svg:stroke-linecap="butt"/>
    </style:style>
    <style:style style:family="graphic" style:name="a918">
      <style:graphic-properties draw:fill="none" draw:stroke="solid" svg:stroke-width="0.0625in" svg:stroke-color="#ff0000" draw:marker-end="a917" svg:stroke-opacity="100%" draw:stroke-linejoin="miter" svg:stroke-linecap="butt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ffc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0684in" fo:padding-bottom="0.00684in" fo:padding-left="0.30365in" fo:padding-right="0.30365in" draw:textarea-vertical-align="middle" draw:textarea-horizontal-align="center" draw:fill="none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625in" svg:stroke-color="#ff0000" draw:marker-end="a919" svg:stroke-opacity="100%" draw:stroke-linejoin="miter" svg:stroke-linecap="but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3206in" fo:padding-bottom="0.03206in" fo:padding-left="0.03206in" fo:padding-right="0.03206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none" draw:stroke="solid" svg:stroke-width="0.00694in" svg:stroke-color="#4472c4" draw:marker-end="a929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draw:fill="none" draw:stroke="solid" svg:stroke-width="0.00694in" svg:stroke-color="#4472c4" draw:marker-end="a931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draw:fill="none" draw:stroke="solid" svg:stroke-width="0.00694in" svg:stroke-color="#ff0000" draw:marker-end="a933" svg:stroke-opacity="100%" draw:stroke-linejoin="miter" svg:stroke-linecap="but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95" draw:master-page-name="Master1-Layout1-cust-自定义版式" presentation:presentation-page-layout-name="Master1-PPL1" draw:id="Slide-256">
        <draw:frame draw:id="id116" presentation:style-name="a498" draw:name="标题 2" svg:x="2.55886in" svg:y="1.66187in" svg:width="8.21561in" svg:height="2.53257in" presentation:class="title" presentation:placeholder="false">
          <draw:text-box>
            <text:p text:style-name="a497" text:class-names="" text:cond-style-name=""><text:span text:style-name="a496" text:class-names="">项目的整体框架和具体细节实现的规划</text:span></text:p>
          </draw:text-box>
          <svg:title/>
          <svg:desc/>
        </draw:frame>
      </draw:page>
      <draw:page draw:name="Slide2" draw:style-name="a499" draw:master-page-name="Master1-Layout1-cust-自定义版式" presentation:presentation-page-layout-name="Master1-PPL1" draw:id="Slide-257">
        <draw:frame draw:id="id117" presentation:style-name="a510" draw:name="标题 1" svg:x="0.29365in" svg:y="0.31928in" svg:width="6.88227in" svg:height="4.44924in" presentation:class="title" presentation:placeholder="false">
          <draw:text-box>
            <text:p text:style-name="a509" text:class-names="" text:cond-style-name=""><text:span text:style-name="a500" text:class-names="">INDEX<text:line-break/></text:span><text:span text:style-name="a501" text:class-names=""><text:line-break/>-<text:s text:c="1"/></text:span><text:span text:style-name="a502" text:class-names="">数据的获取和预处理</text:span><text:span text:style-name="a503" text:class-names=""><text:line-break/>-<text:s text:c="1"/></text:span><text:span text:style-name="a504" text:class-names="">基于变异数据的局部参考基因组重构</text:span><text:span text:style-name="a505" text:class-names=""><text:line-break/>-<text:s text:c="1"/></text:span><text:span text:style-name="a506" text:class-names="">分情况解决比对结果差的</text:span><text:span text:style-name="a507" text:class-names="">reads<text:line-break/>-<text:s text:c="1"/></text:span><text:span text:style-name="a508" text:class-names="">结果的评测</text:span></text:p>
          </draw:text-box>
          <svg:title/>
          <svg:desc/>
        </draw:frame>
      </draw:page>
      <draw:page draw:name="Slide10" draw:style-name="a511" draw:master-page-name="Master1-Layout1-cust-自定义版式" presentation:presentation-page-layout-name="Master1-PPL1" draw:id="Slide-265">
        <draw:frame draw:id="id118" presentation:style-name="a516" draw:name="标题 1" svg:x="3.22553in" svg:y="1.52538in" svg:width="6.88227in" svg:height="4.44924in" presentation:class="title" presentation:placeholder="false">
          <draw:text-box>
            <text:p text:style-name="a515" text:class-names="" text:cond-style-name=""><text:span text:style-name="a512" text:class-names="">数据的获取和预处理</text:span><text:span text:style-name="a513" text:class-names=""><text:line-break/></text:span><text:span text:style-name="a514" text:class-names=""/></text:p>
          </draw:text-box>
          <svg:title/>
          <svg:desc/>
        </draw:frame>
      </draw:page>
      <draw:page draw:name="Slide5" draw:style-name="a517" draw:master-page-name="Master1-Layout2-title-标题幻灯片" presentation:presentation-page-layout-name="Master1-PPL2" draw:id="Slide-260">
        <draw:frame draw:id="id119" presentation:style-name="a520" draw:name="副标题 2" svg:x="0in" svg:y="0in" svg:width="3.4375in" svg:height="0.5191in" presentation:class="subtitle" presentation:placeholder="false">
          <draw:text-box>
            <text:p text:style-name="a519" text:class-names="" text:cond-style-name=""><text:span text:style-name="a518" text:class-names="">数据的获取和预处理</text:span></text:p>
          </draw:text-box>
          <svg:title/>
          <svg:desc/>
        </draw:frame>
        <draw:frame draw:id="id120" draw:style-name="a535" draw:name="副标题 2" svg:x="0in" svg:y="1.00893in" svg:width="6.96191in" svg:height="1.01762in">
          <draw:text-box>
            <text:p text:style-name="a526" text:class-names="" text:cond-style-name=""><text:span text:style-name="a521" text:class-names="">fna:<text:s text:c="1"/></text:span><text:span text:style-name="a522" text:class-names="">参考基因组序列文件</text:span><text:span text:style-name="a523" text:class-names="">(</text:span><text:span text:style-name="a524" text:class-names="">单纯的碱基序列</text:span><text:span text:style-name="a525" text:class-names="">)</text:span></text:p>
            <text:p text:style-name="a530" text:class-names="" text:cond-style-name=""><text:span text:style-name="a527" text:class-names="">-<text:s text:c="1"/></text:span><text:span text:style-name="a528" text:class-names="">下载链接：</text:span><text:span text:style-name="a529" text:class-names=""><text:s text:c="1"/>https://www.ncbi.nlm.nih.gov/genome/?term=human</text:span></text:p>
            <text:p text:style-name="a534" text:class-names="" text:cond-style-name=""><text:span text:style-name="a531" text:class-names="">可以直接获取人类参考基因组的</text:span><text:span text:style-name="a532" text:class-names="">fna</text:span><text:span text:style-name="a533" text:class-names="">格式文件</text:span></text:p>
          </draw:text-box>
          <svg:title/>
          <svg:desc/>
        </draw:frame>
        <draw:frame draw:id="id121" draw:style-name="a549" draw:name="副标题 2" svg:x="0in" svg:y="2.47376in" svg:width="6.8in" svg:height="0.66532in">
          <draw:text-box>
            <text:p text:style-name="a543" text:class-names="" text:cond-style-name=""><text:span text:style-name="a536" text:class-names="">fastq:<text:s text:c="1"/></text:span><text:span text:style-name="a537" text:class-names="">测序数据文件</text:span><text:span text:style-name="a538" text:class-names="">(reads</text:span><text:span text:style-name="a539" text:class-names="">的碱基序列</text:span><text:span text:style-name="a540" text:class-names="">,</text:span><text:span text:style-name="a541" text:class-names="">以及对应的测序质量</text:span><text:span text:style-name="a542" text:class-names="">)</text:span></text:p>
            <text:p text:style-name="a548" text:class-names="" text:cond-style-name=""><text:span text:style-name="a544" text:class-names="">-<text:s text:c="1"/></text:span><text:span text:style-name="a545" text:class-names="">可选来源：</text:span><text:span text:style-name="a546" text:class-names="">SRA</text:span><text:span text:style-name="a547" text:class-names="">数据库下载</text:span></text:p>
          </draw:text-box>
          <svg:title/>
          <svg:desc/>
        </draw:frame>
        <draw:frame draw:id="id122" draw:style-name="a569" draw:name="副标题 2" svg:x="0in" svg:y="5.40341in" svg:width="7.23809in" svg:height="1.36992in">
          <draw:text-box>
            <text:p text:style-name="a553" text:class-names="" text:cond-style-name=""><text:span text:style-name="a550" text:class-names="">sam/bam: fastq</text:span><text:span text:style-name="a551" text:class-names="">的比对数据文件</text:span><text:span text:style-name="a552" text:class-names=""/></text:p>
            <text:p text:style-name="a561" text:class-names="" text:cond-style-name=""><text:span text:style-name="a554" text:class-names="">-<text:s text:c="1"/></text:span><text:span text:style-name="a555" text:class-names="">可选来源：下载？或是自己用</text:span><text:span text:style-name="a556" text:class-names="">fastq</text:span><text:span text:style-name="a557" text:class-names="">和</text:span><text:span text:style-name="a558" text:class-names="">fna</text:span><text:span text:style-name="a559" text:class-names="">文件比对获取？</text:span><text:span text:style-name="a560" text:class-names=""/></text:p>
            <text:p text:style-name="a565" text:class-names="" text:cond-style-name=""><text:span text:style-name="a562" text:class-names="">-<text:s text:c="1"/></text:span><text:span text:style-name="a563" text:class-names="">相关参考文章</text:span><text:span text:style-name="a564" text:class-names="">https://my.oschina.net/u/4319831/blog/3206234</text:span></text:p>
            <text:p text:style-name="a568" text:class-names="" text:cond-style-name=""><text:span text:style-name="a566" text:class-names="">- note</text:span><text:span text:style-name="a567" text:class-names="">：</text:span></text:p>
          </draw:text-box>
          <svg:title/>
          <svg:desc/>
        </draw:frame>
        <draw:frame draw:id="id123" draw:style-name="a592" draw:name="副标题 2" svg:x="0in" svg:y="3.58629in" svg:width="6.73333in" svg:height="1.22967in">
          <draw:text-box>
            <text:p text:style-name="a573" text:class-names="" text:cond-style-name=""><text:span text:style-name="a570" text:class-names="">vcf/bcf:<text:s text:c="1"/></text:span><text:span text:style-name="a571" text:class-names="">变异信息数据文件</text:span><text:span text:style-name="a572" text:class-names=""/></text:p>
            <text:p text:style-name="a577" text:class-names="" text:cond-style-name=""><text:span text:style-name="a574" text:class-names="">-<text:s text:c="1"/></text:span><text:span text:style-name="a575" text:class-names="">下载链接</text:span><text:span text:style-name="a576" text:class-names=""/></text:p>
            <text:p text:style-name="a591" text:class-names="" text:cond-style-name=""><text:span text:style-name="a578" text:class-names="">-<text:s text:c="1"/></text:span><text:span text:style-name="a579" text:class-names="">已有数据：一开始老师发的文件里有，可以拿来用。也可从</text:span><text:span text:style-name="a580" text:class-names="">NCBI</text:span><text:span text:style-name="a581" text:class-names="">的数据库上下载（</text:span><text:span text:style-name="a582" text:class-names="">Ensemble</text:span><text:span text:style-name="a583" text:class-names="">和</text:span><text:span text:style-name="a584" text:class-names="">UCSC</text:span><text:span text:style-name="a585" text:class-names="">的网速都很慢，尽管</text:span><text:span text:style-name="a586" text:class-names="">NCBI</text:span><text:span text:style-name="a587" text:class-names="">也比较慢</text:span><text:span text:style-name="a588" text:class-names=""><text:s text:c="1"/>...</text:span><text:span text:style-name="a589" text:class-names="">）</text:span><text:span text:style-name="a590" text:class-names=""/></text:p>
          </draw:text-box>
          <svg:title/>
          <svg:desc/>
        </draw:frame>
        <draw:frame draw:id="id124" draw:style-name="a600" draw:name="副标题 2" svg:x="8.18077in" svg:y="1.51774in" svg:width="4.70385in" svg:height="0.66532in">
          <draw:text-box>
            <text:p text:style-name="a595" text:class-names="" text:cond-style-name=""><text:span text:style-name="a593" text:class-names="">比较担忧的问题：</text:span><text:span text:style-name="a594" text:class-names=""/></text:p>
            <text:p text:style-name="a599" text:class-names="" text:cond-style-name=""><text:span text:style-name="a596" text:class-names=""><text:tab/></text:span><text:span text:style-name="a597" text:class-names="">暂时没有想到</text:span><text:span text:style-name="a598" text:class-names=""/></text:p>
          </draw:text-box>
          <svg:title/>
          <svg:desc/>
        </draw:frame>
      </draw:page>
      <draw:page draw:name="Slide11" draw:style-name="a601" draw:master-page-name="Master1-Layout1-cust-自定义版式" presentation:presentation-page-layout-name="Master1-PPL1" draw:id="Slide-266">
        <draw:frame draw:id="id125" presentation:style-name="a605" draw:name="标题 1" svg:x="3.22553in" svg:y="1.52538in" svg:width="6.88227in" svg:height="4.44924in" presentation:class="title" presentation:placeholder="false">
          <draw:text-box>
            <text:p text:style-name="a604" text:class-names="" text:cond-style-name=""><text:span text:style-name="a602" text:class-names="">基于变异数据的局部参考基因组重构</text:span><text:span text:style-name="a603" text:class-names=""/></text:p>
          </draw:text-box>
          <svg:title/>
          <svg:desc/>
        </draw:frame>
      </draw:page>
      <draw:page draw:name="Slide6" draw:style-name="a606" draw:master-page-name="Master1-Layout2-title-标题幻灯片" presentation:presentation-page-layout-name="Master1-PPL2" draw:id="Slide-261">
        <draw:frame draw:id="id126" presentation:style-name="a609" draw:name="副标题 2" svg:x="0in" svg:y="0in" svg:width="6.10476in" svg:height="0.41905in" presentation:class="subtitle" presentation:placeholder="false">
          <draw:text-box>
            <text:p text:style-name="a608" text:class-names="" text:cond-style-name=""><text:span text:style-name="a607" text:class-names="">基于变异数据的局部参考基因组重构</text:span></text:p>
          </draw:text-box>
          <svg:title/>
          <svg:desc/>
        </draw:frame>
        <draw:frame draw:id="id127" draw:style-name="a626" draw:name="副标题 2" svg:x="0in" svg:y="1.00893in" svg:width="2.62105in" svg:height="1.01762in">
          <draw:text-box>
            <text:p text:style-name="a613" text:class-names="" text:cond-style-name=""><text:span text:style-name="a610" text:class-names="">数据</text:span><text:span text:style-name="a611" text:class-names="">的读入</text:span><text:span text:style-name="a612" text:class-names=""/></text:p>
            <text:p text:style-name="a619" text:class-names="" text:cond-style-name=""><text:span text:style-name="a614" text:class-names="">-<text:s text:c="1"/></text:span><text:span text:style-name="a615" text:class-names="">参考基因组（*</text:span><text:span text:style-name="a616" text:class-names="">.fna</text:span><text:span text:style-name="a617" text:class-names="">）</text:span><text:span text:style-name="a618" text:class-names=""/></text:p>
            <text:p text:style-name="a625" text:class-names="" text:cond-style-name=""><text:span text:style-name="a620" text:class-names="">-<text:s text:c="1"/></text:span><text:span text:style-name="a621" text:class-names="">变异数据（*</text:span><text:span text:style-name="a622" text:class-names="">.vcf/bcf</text:span><text:span text:style-name="a623" text:class-names="">）</text:span><text:span text:style-name="a624" text:class-names=""/></text:p>
          </draw:text-box>
          <svg:title/>
          <svg:desc/>
        </draw:frame>
        <draw:frame draw:id="id128" draw:style-name="a633" draw:name="副标题 2" svg:x="9.2in" svg:y="0.92096in" svg:width="2.91905in" svg:height="0.66532in">
          <draw:text-box>
            <text:p text:style-name="a629" text:class-names="" text:cond-style-name=""><text:span text:style-name="a627" text:class-names="">比较担忧的问题：</text:span><text:span text:style-name="a628" text:class-names=""/></text:p>
            <text:p text:style-name="a632" text:class-names="" text:cond-style-name=""><text:span text:style-name="a630" text:class-names="">-<text:s text:c="1"/></text:span><text:span text:style-name="a631" text:class-names="">（暂时没有想到）</text:span></text:p>
          </draw:text-box>
          <svg:title/>
          <svg:desc/>
        </draw:frame>
        <draw:frame draw:id="id129" draw:style-name="a652" draw:name="副标题 2" svg:x="0in" svg:y="2.16803in" svg:width="4.6in" svg:height="1.58197in">
          <draw:text-box>
            <text:p text:style-name="a637" text:class-names="" text:cond-style-name=""><text:span text:style-name="a634" text:class-names="">（需要</text:span><text:span text:style-name="a635" text:class-names="">设计的内容）</text:span><text:span text:style-name="a636" text:class-names=""/></text:p>
            <text:p text:style-name="a641" text:class-names="" text:cond-style-name=""><text:span text:style-name="a638" text:class-names="">-<text:s text:c="1"/></text:span><text:span text:style-name="a639" text:class-names="">参考基因组的存储和索引结构</text:span><text:span text:style-name="a640" text:class-names=""/></text:p>
            <text:p text:style-name="a647" text:class-names="" text:cond-style-name=""><text:span text:style-name="a642" text:class-names="">-<text:s text:c="1"/></text:span><text:span text:style-name="a643" text:class-names="">变异数据的存储结构（实际上只是对通过</text:span><text:span text:style-name="a644" text:class-names="">htslib</text:span><text:span text:style-name="a645" text:class-names="">获取的数据的整理和组织）</text:span><text:span text:style-name="a646" text:class-names=""/></text:p>
            <text:p text:style-name="a651" text:class-names="" text:cond-style-name=""><text:span text:style-name="a648" text:class-names="">-<text:s text:c="1"/></text:span><text:span text:style-name="a649" text:class-names="">重构后的参考基因组的存储和索引方法</text:span><text:span text:style-name="a650" text:class-names=""/></text:p>
          </draw:text-box>
          <svg:title/>
          <svg:desc/>
        </draw:frame>
        <draw:frame draw:id="id130" draw:style-name="a660" draw:name="副标题 2" svg:x="0in" svg:y="3.75in" svg:width="4.6in" svg:height="1.08942in">
          <draw:text-box>
            <text:p text:style-name="a655" text:class-names="" text:cond-style-name=""><text:span text:style-name="a653" text:class-names="">（新的问题）</text:span><text:span text:style-name="a654" text:class-names=""/></text:p>
            <text:p text:style-name="a659" text:class-names="" text:cond-style-name=""><text:span text:style-name="a656" text:class-names="">-<text:s text:c="1"/></text:span><text:span text:style-name="a657" text:class-names="">由于参考基因组和变异数据文件过于庞大，因此无法将它们按照原格式以字符的形式存储在内存中，所以只能进行压缩存储</text:span><text:span text:style-name="a658" text:class-names=""/></text:p>
          </draw:text-box>
          <svg:title/>
          <svg:desc/>
        </draw:frame>
        <draw:g draw:name="图示 10" draw:id="id144" draw:style-name="a711">
          <svg:title/>
          <svg:desc/>
          <draw:custom-shape svg:x="5.95265in" svg:y="3.44603in" svg:width="1.52507in" svg:height="0.76254in" draw:id="id131" draw:style-name="a664">
            <svg:title/>
            <svg:desc/>
            <text:p text:style-name="a663" text:class-names="" text:cond-style-name=""><text:span text:style-name="a661" text:class-names="">struct RefGenome</text:span><text:span text:style-name="a662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06823in" svg:height="0.04417in" draw:id="id132" draw:style-name="a667" draw:transform="translate(-0.53412in -0.02209in) rotate(-5.32019) translate(7.78274in 3.38884in)">
            <svg:title/>
            <svg:desc/>
            <text:p text:style-name="a666" text:class-names="" text:cond-style-name=""><text:span text:style-name="a665" text:class-names=""/></text:p>
            <draw:enhanced-geometry xmlns:dr3d="urn:oasis:names:tc:opendocument:xmlns:dr3d:1.0" draw:type="non-primitive" svg:viewBox="0 0 976791 40390" draw:enhanced-path="M 0 20195 L 976791 20195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76791"/>
              <draw:equation draw:name="f7" draw:formula="?f4 / 40390"/>
              <draw:equation draw:name="f8" draw:formula="0 * ?f5 / 976791"/>
              <draw:equation draw:name="f9" draw:formula="20195 * ?f4 / 40390"/>
              <draw:equation draw:name="f10" draw:formula="976791 * ?f5 / 97679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08775in" svg:y="2.56911in" svg:width="1.52507in" svg:height="0.76254in" draw:id="id133" draw:style-name="a671">
            <svg:title/>
            <svg:desc/>
            <text:p text:style-name="a670" text:class-names="" text:cond-style-name=""><text:span text:style-name="a668" text:class-names="">infos</text:span><text:span text:style-name="a669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06823in" svg:height="0.04417in" draw:id="id134" draw:style-name="a674" draw:transform="translate(-0.53412in -0.02209in) rotate(-5.32019) translate(9.91784in 2.51192in)">
            <svg:title/>
            <svg:desc/>
            <text:p text:style-name="a673" text:class-names="" text:cond-style-name=""><text:span text:style-name="a672" text:class-names=""/></text:p>
            <draw:enhanced-geometry xmlns:dr3d="urn:oasis:names:tc:opendocument:xmlns:dr3d:1.0" draw:type="non-primitive" svg:viewBox="0 0 976791 40390" draw:enhanced-path="M 0 20195 L 976791 20195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76791"/>
              <draw:equation draw:name="f7" draw:formula="?f4 / 40390"/>
              <draw:equation draw:name="f8" draw:formula="0 * ?f5 / 976791"/>
              <draw:equation draw:name="f9" draw:formula="20195 * ?f4 / 40390"/>
              <draw:equation draw:name="f10" draw:formula="976791 * ?f5 / 97679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10.22286in" svg:y="1.69219in" svg:width="1.52507in" svg:height="0.76254in" draw:id="id135" draw:style-name="a679">
            <svg:title/>
            <svg:desc/>
            <text:p text:style-name="a678" text:class-names="" text:cond-style-name=""><text:span text:style-name="a675" text:class-names="">int chromCnt<text:line-break/></text:span><text:span text:style-name="a676" text:class-names="">染色体数量</text:span><text:span text:style-name="a677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61283in" svg:y="2.92829in" svg:width="0.61003in" svg:height="0.04417in" draw:id="id136" draw:style-name="a682">
            <svg:title/>
            <svg:desc/>
            <text:p text:style-name="a681" text:class-names="" text:cond-style-name=""><text:span text:style-name="a680" text:class-names=""/></text:p>
            <draw:enhanced-geometry xmlns:dr3d="urn:oasis:names:tc:opendocument:xmlns:dr3d:1.0" draw:type="non-primitive" svg:viewBox="0 0 557811 40390" draw:enhanced-path="M 0 20195 L 557811 20195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57811"/>
              <draw:equation draw:name="f7" draw:formula="?f4 / 40390"/>
              <draw:equation draw:name="f8" draw:formula="0 * ?f5 / 557811"/>
              <draw:equation draw:name="f9" draw:formula="20195 * ?f4 / 40390"/>
              <draw:equation draw:name="f10" draw:formula="557811 * ?f5 / 55781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10.22286in" svg:y="2.56911in" svg:width="1.52507in" svg:height="0.76254in" draw:id="id137" draw:style-name="a687">
            <svg:title/>
            <svg:desc/>
            <text:p text:style-name="a686" text:class-names="" text:cond-style-name=""><text:span text:style-name="a683" text:class-names="">char** chromNames<text:line-break/></text:span><text:span text:style-name="a684" text:class-names="">染色体名称数组</text:span><text:span text:style-name="a685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06823in" svg:height="0.04417in" draw:id="id138" draw:style-name="a690" draw:transform="translate(-0.53412in -0.02209in) rotate(-0.96299) translate(9.91784in 3.38884in)">
            <svg:title/>
            <svg:desc/>
            <text:p text:style-name="a689" text:class-names="" text:cond-style-name=""><text:span text:style-name="a688" text:class-names=""/></text:p>
            <draw:enhanced-geometry xmlns:dr3d="urn:oasis:names:tc:opendocument:xmlns:dr3d:1.0" draw:type="non-primitive" svg:viewBox="0 0 976791 40390" draw:enhanced-path="M 0 20195 L 976791 20195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76791"/>
              <draw:equation draw:name="f7" draw:formula="?f4 / 40390"/>
              <draw:equation draw:name="f8" draw:formula="0 * ?f5 / 976791"/>
              <draw:equation draw:name="f9" draw:formula="20195 * ?f4 / 40390"/>
              <draw:equation draw:name="f10" draw:formula="976791 * ?f5 / 97679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10.22286in" svg:y="3.44603in" svg:width="1.52507in" svg:height="0.76254in" draw:id="id139" draw:style-name="a695">
            <svg:title/>
            <svg:desc/>
            <text:p text:style-name="a694" text:class-names="" text:cond-style-name=""><text:span text:style-name="a691" text:class-names="">int *chromLengths<text:line-break/></text:span><text:span text:style-name="a692" text:class-names="">染色体长度数组</text:span><text:span text:style-name="a693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06823in" svg:height="0.04417in" draw:id="id140" draw:style-name="a698" draw:transform="translate(-0.53412in -0.02209in) rotate(-0.96299) translate(7.78274in 4.26576in)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type="non-primitive" svg:viewBox="0 0 976791 40390" draw:enhanced-path="M 0 20195 L 976791 20195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76791"/>
              <draw:equation draw:name="f7" draw:formula="?f4 / 40390"/>
              <draw:equation draw:name="f8" draw:formula="0 * ?f5 / 976791"/>
              <draw:equation draw:name="f9" draw:formula="20195 * ?f4 / 40390"/>
              <draw:equation draw:name="f10" draw:formula="976791 * ?f5 / 97679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8.08775in" svg:y="4.32295in" svg:width="1.52507in" svg:height="0.76254in" draw:id="id141" draw:style-name="a702">
            <svg:title/>
            <svg:desc/>
            <text:p text:style-name="a701" text:class-names="" text:cond-style-name=""><text:span text:style-name="a699" text:class-names="">pointers</text:span><text:span text:style-name="a700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61283in" svg:y="4.68213in" svg:width="0.61003in" svg:height="0.04417in" draw:id="id142" draw:style-name="a705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type="non-primitive" svg:viewBox="0 0 557811 40390" draw:enhanced-path="M 0 20195 L 557811 20195 N" draw:text-areas="?f14 ?f16 ?f15 ?f17" draw:glue-points="?f11 ?f12 ?f13 ?f12" draw:glue-point-leaving-directions="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57811"/>
              <draw:equation draw:name="f7" draw:formula="?f4 / 40390"/>
              <draw:equation draw:name="f8" draw:formula="0 * ?f5 / 557811"/>
              <draw:equation draw:name="f9" draw:formula="20195 * ?f4 / 40390"/>
              <draw:equation draw:name="f10" draw:formula="557811 * ?f5 / 55781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svg:x="10.22286in" svg:y="4.32295in" svg:width="1.52507in" svg:height="0.76254in" draw:id="id143" draw:style-name="a710">
            <svg:title/>
            <svg:desc/>
            <text:p text:style-name="a709" text:class-names="" text:cond-style-name=""><text:span text:style-name="a706" text:class-names="">FILE* chroms<text:line-break/></text:span><text:span text:style-name="a707" text:class-names="">染色体文件指针数组</text:span><text:span text:style-name="a708" text:class-names=""/></text:p>
            <draw:enhanced-geometry xmlns:dr3d="urn:oasis:names:tc:opendocument:xmlns:dr3d:1.0" draw:type="non-primitive" svg:viewBox="0 0 1394527 697263" draw:enhanced-path="M 0 69726 C 0 31217 31217 0 69726 0 L 1324801 0 C 1363310 0 1394527 31217 1394527 69726 L 1394527 627537 C 1394527 666046 1363310 697263 1324801 697263 L 69726 697263 C 31217 697263 0 666046 0 627537 L 0 6972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94527"/>
              <draw:equation draw:name="f7" draw:formula="?f4 / 697263"/>
              <draw:equation draw:name="f8" draw:formula="0 * ?f5 / 1394527"/>
              <draw:equation draw:name="f9" draw:formula="69726 * ?f4 / 697263"/>
              <draw:equation draw:name="f10" draw:formula="69726 * ?f5 / 1394527"/>
              <draw:equation draw:name="f11" draw:formula="0 * ?f4 / 697263"/>
              <draw:equation draw:name="f12" draw:formula="1324801 * ?f5 / 1394527"/>
              <draw:equation draw:name="f13" draw:formula="1394527 * ?f5 / 1394527"/>
              <draw:equation draw:name="f14" draw:formula="627537 * ?f4 / 697263"/>
              <draw:equation draw:name="f15" draw:formula="697263 * ?f4 / 69726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9" draw:style-name="a712" draw:master-page-name="Master1-Layout2-title-标题幻灯片" presentation:presentation-page-layout-name="Master1-PPL2" draw:id="Slide-264">
        <draw:frame draw:id="id145" presentation:style-name="a715" draw:name="副标题 2" svg:x="0in" svg:y="0in" svg:width="6.10476in" svg:height="0.41905in" presentation:class="subtitle" presentation:placeholder="false">
          <draw:text-box>
            <text:p text:style-name="a714" text:class-names="" text:cond-style-name=""><text:span text:style-name="a713" text:class-names="">基于变异数据的局部参考基因组重构</text:span></text:p>
          </draw:text-box>
          <svg:title/>
          <svg:desc/>
        </draw:frame>
        <draw:frame draw:id="id146" draw:style-name="a732" draw:name="副标题 2" svg:x="9.2in" svg:y="0.92096in" svg:width="2.91905in" svg:height="3.42198in">
          <draw:text-box>
            <text:p text:style-name="a720" text:class-names="" text:cond-style-name=""><text:span text:style-name="a716" text:class-names="">【暂定】本阶段先完成这个目标：查看</text:span><text:span text:style-name="a717" text:class-names="">vcf</text:span><text:span text:style-name="a718" text:class-names="">文件中是否有类似的前面提到的邻近可组合或是有重叠区域的变异。</text:span><text:span text:style-name="a719" text:class-names=""/></text:p>
            <text:p text:style-name="a731" text:class-names="" text:cond-style-name=""><text:span text:style-name="a721" text:class-names="">不过考虑到</text:span><text:span text:style-name="a722" text:class-names="">SV</text:span><text:span text:style-name="a723" text:class-names="">的存在，往往一个</text:span><text:span text:style-name="a724" text:class-names="">SV</text:span><text:span text:style-name="a725" text:class-names="">之中就有一大堆的</text:span><text:span text:style-name="a726" text:class-names="">SNP</text:span><text:span text:style-name="a727" text:class-names="">，这种情况下，就先按照</text:span><text:span text:style-name="a728" text:class-names="">SV</text:span><text:span text:style-name="a729" text:class-names="">优先的原则来吧。但是，如果效果不好的话，究竟采用什么样的策略做比较好这点也不太清楚啊。。。。总之先把这个整合的功能实现了再说，之后的整合策略就是拼积木了。。。我寻思要不要用一下机器学习的方法？</text:span><text:span text:style-name="a730" text:class-names=""/></text:p>
          </draw:text-box>
          <svg:title/>
          <svg:desc/>
        </draw:frame>
        <draw:frame draw:id="id147" draw:style-name="a744" draw:name="副标题 2" svg:x="0in" svg:y="0.55238in" svg:width="4.6in" svg:height="1.01762in">
          <draw:text-box>
            <text:p text:style-name="a735" text:class-names="" text:cond-style-name=""><text:span text:style-name="a733" text:class-names="">实现目标：</text:span><text:span text:style-name="a734" text:class-names=""/></text:p>
            <text:p text:style-name="a739" text:class-names="" text:cond-style-name=""><text:span text:style-name="a736" text:class-names="">- SNP</text:span><text:span text:style-name="a737" text:class-names="">的插入、删除、替换</text:span><text:span text:style-name="a738" text:class-names=""/></text:p>
            <text:p text:style-name="a743" text:class-names="" text:cond-style-name=""><text:span text:style-name="a740" text:class-names="">- SV</text:span><text:span text:style-name="a741" text:class-names="">的重复、缺失、倒位</text:span><text:span text:style-name="a742" text:class-names=""/></text:p>
          </draw:text-box>
          <svg:title/>
          <svg:desc/>
        </draw:frame>
        <draw:frame draw:id="id148" draw:style-name="a752" draw:name="副标题 2" svg:x="0in" svg:y="2.40793in" svg:width="4.6in" svg:height="0.66532in">
          <draw:text-box>
            <text:p text:style-name="a747" text:class-names="" text:cond-style-name=""><text:span text:style-name="a745" text:class-names="">重构的具体实现设计（初步）</text:span><text:span text:style-name="a746" text:class-names=""/></text:p>
            <text:p text:style-name="a751" text:class-names="" text:cond-style-name=""><text:span text:style-name="a748" text:class-names=""><text:tab/></text:span><text:span text:style-name="a749" text:class-names="">先看下面的图，简单的变异数据的示意图</text:span><text:span text:style-name="a750" text:class-names=""/></text:p>
          </draw:text-box>
          <svg:title/>
          <svg:desc/>
        </draw:frame>
        <draw:frame draw:id="id149" draw:style-name="a753" draw:name="图片 6" svg:x="0in" svg:y="3.16942in" svg:width="4.84211in" svg:height="4.33058in" style:rel-width="scale" style:rel-height="scale">
          <draw:image xlink:href="media/image1.png" xlink:type="simple" xlink:show="embed" xlink:actuate="onLoad"/>
          <svg:title/>
          <svg:desc/>
        </draw:frame>
        <draw:frame draw:id="id150" draw:style-name="a796" draw:name="副标题 2" svg:x="4.84211in" svg:y="0.92096in" svg:width="3.81053in" svg:height="4.61575in">
          <draw:text-box>
            <text:p text:style-name="a756" text:class-names="" text:cond-style-name=""><text:span text:style-name="a754" text:class-names="">需要考虑的关于变异的一些问题：</text:span><text:span text:style-name="a755" text:class-names=""/></text:p>
            <text:p text:style-name="a759" text:class-names="" text:cond-style-name=""><text:span text:style-name="a757" text:class-names="">（简单的问题整理和思考）</text:span><text:span text:style-name="a758" text:class-names=""/></text:p>
            <text:p text:style-name="a771" text:class-names="" text:cond-style-name=""><text:span text:style-name="a760" text:class-names=""><text:tab/>1.<text:s text:c="1"/></text:span><text:span text:style-name="a761" text:class-names="">不知道</text:span><text:span text:style-name="a762" text:class-names="">vcf</text:span><text:span text:style-name="a763" text:class-names="">文件里存储</text:span><text:span text:style-name="a764" text:class-names="">SNP</text:span><text:span text:style-name="a765" text:class-names="">的记录中是否有重叠区域的。比如</text:span><text:span text:style-name="a766" text:class-names="">256</text:span><text:span text:style-name="a767" text:class-names="">和</text:span><text:span text:style-name="a768" text:class-names="">259</text:span><text:span text:style-name="a769" text:class-names="">的位置，理论上也可以表示为</text:span><text:span text:style-name="a770" text:class-names=""/></text:p>
            <text:p text:style-name="a775" text:class-names="" text:cond-style-name=""><text:span text:style-name="a772" text:class-names=""><text:tab/>256<text:tab/>TTG<text:tab/>T</text:span><text:span text:style-name="a773" text:class-names="">，</text:span><text:span text:style-name="a774" text:class-names="">CCCC</text:span></text:p>
            <text:p text:style-name="a777" text:class-names="" text:cond-style-name=""><text:span text:style-name="a776" text:class-names=""><text:tab/>259<text:tab/>G<text:tab/>TT</text:span></text:p>
            <text:p text:style-name="a781" text:class-names="" text:cond-style-name=""><text:span text:style-name="a778" text:class-names=""><text:tab/></text:span><text:span text:style-name="a779" text:class-names="">这并不会产生歧义，但是这是两种不同的表示方式。。。算了，这里先假设不会有这种，先假设都是按照这个来</text:span><text:span text:style-name="a780" text:class-names=""/></text:p>
            <text:p text:style-name="a785" text:class-names="" text:cond-style-name=""><text:span text:style-name="a782" text:class-names=""><text:tab/>256<text:tab/>TTG<text:tab/>T</text:span><text:span text:style-name="a783" text:class-names="">，</text:span><text:span text:style-name="a784" text:class-names="">CCC</text:span></text:p>
            <text:p text:style-name="a789" text:class-names="" text:cond-style-name=""><text:span text:style-name="a786" text:class-names=""><text:tab/>259<text:tab/>G<text:tab/>TT</text:span><text:span text:style-name="a787" text:class-names="">，</text:span><text:span text:style-name="a788" text:class-names="">C</text:span></text:p>
            <text:p text:style-name="a795" text:class-names="" text:cond-style-name=""><text:span text:style-name="a790" text:class-names=""><text:tab/>2.<text:s text:c="1"/></text:span><text:span text:style-name="a791" text:class-names="">对于邻近的几个变异，当它们可以通过组合形成一串更长的变异时，要如何重构这部分区域的参考基因组？暂时忽略，之后当作特殊情况加一个流程处理</text:span><text:span text:style-name="a792" text:class-names="">0</text:span><text:span text:style-name="a793" text:class-names="">？</text:span><text:span text:style-name="a794" text:class-names=""/></text:p>
          </draw:text-box>
          <svg:title/>
          <svg:desc/>
        </draw:frame>
      </draw:page>
      <draw:page draw:name="Slide12" draw:style-name="a797" draw:master-page-name="Master1-Layout1-cust-自定义版式" presentation:presentation-page-layout-name="Master1-PPL1" draw:id="Slide-267">
        <draw:frame draw:id="id151" presentation:style-name="a802" draw:name="标题 1" svg:x="3.22553in" svg:y="1.52538in" svg:width="6.88227in" svg:height="4.44924in" presentation:class="title" presentation:placeholder="false">
          <draw:text-box>
            <text:p text:style-name="a801" text:class-names="" text:cond-style-name=""><text:span text:style-name="a798" text:class-names="">分情况解决比对结果差的</text:span><text:span text:style-name="a799" text:class-names="">reads</text:span><text:span text:style-name="a800" text:class-names=""/></text:p>
          </draw:text-box>
          <svg:title/>
          <svg:desc/>
        </draw:frame>
      </draw:page>
      <draw:page draw:name="Slide7" draw:style-name="a803" draw:master-page-name="Master1-Layout2-title-标题幻灯片" presentation:presentation-page-layout-name="Master1-PPL2" draw:id="Slide-262">
        <draw:frame draw:id="id152" presentation:style-name="a808" draw:name="副标题 2" svg:x="0in" svg:y="0in" svg:width="6.10476in" svg:height="0.46449in" presentation:class="subtitle" presentation:placeholder="false">
          <draw:text-box>
            <text:p text:style-name="a807" text:class-names="" text:cond-style-name=""><text:span text:style-name="a804" text:class-names="">分情况解决比对结果差的</text:span><text:span text:style-name="a805" text:class-names="">reads</text:span><text:span text:style-name="a806" text:class-names="">的问题</text:span></text:p>
          </draw:text-box>
          <svg:title/>
          <svg:desc/>
        </draw:frame>
        <draw:frame draw:id="id153" draw:style-name="a824" draw:name="副标题 2" svg:x="0in" svg:y="0.56867in" svg:width="4.33684in" svg:height="1.01762in">
          <draw:text-box>
            <text:p text:style-name="a811" text:class-names="" text:cond-style-name=""><text:span text:style-name="a809" text:class-names="">准备条件</text:span><text:span text:style-name="a810" text:class-names=""/></text:p>
            <text:p text:style-name="a817" text:class-names="" text:cond-style-name=""><text:span text:style-name="a812" text:class-names="">-<text:s text:c="1"/></text:span><text:span text:style-name="a813" text:class-names="">参考基因组（*</text:span><text:span text:style-name="a814" text:class-names="">.fna</text:span><text:span text:style-name="a815" text:class-names="">）</text:span><text:span text:style-name="a816" text:class-names=""/></text:p>
            <text:p text:style-name="a823" text:class-names="" text:cond-style-name=""><text:span text:style-name="a818" text:class-names="">-<text:s text:c="1"/></text:span><text:span text:style-name="a819" text:class-names="">变异数据（*</text:span><text:span text:style-name="a820" text:class-names="">.vcf/bcf</text:span><text:span text:style-name="a821" text:class-names="">）</text:span><text:span text:style-name="a822" text:class-names=""/></text:p>
          </draw:text-box>
          <svg:title/>
          <svg:desc/>
        </draw:frame>
        <draw:frame draw:id="id154" draw:style-name="a831" draw:name="副标题 2" svg:x="6.95238in" svg:y="0.23225in" svg:width="2.91905in" svg:height="0.66532in">
          <draw:text-box>
            <text:p text:style-name="a827" text:class-names="" text:cond-style-name=""><text:span text:style-name="a825" text:class-names="">比较担忧的问题：</text:span><text:span text:style-name="a826" text:class-names=""/></text:p>
            <text:p text:style-name="a830" text:class-names="" text:cond-style-name=""><text:span text:style-name="a828" text:class-names="">-<text:s text:c="1"/></text:span><text:span text:style-name="a829" text:class-names="">（暂时没有想到）</text:span></text:p>
          </draw:text-box>
          <svg:title/>
          <svg:desc/>
        </draw:frame>
        <draw:frame draw:id="id155" draw:style-name="a862" draw:name="副标题 2" svg:x="0in" svg:y="1.80851in" svg:width="4.6in" svg:height="4.05477in">
          <draw:text-box>
            <text:p text:style-name="a834" text:class-names="" text:cond-style-name=""><text:span text:style-name="a832" text:class-names="">简单的思路整理：</text:span><text:span text:style-name="a833" text:class-names=""/></text:p>
            <text:p text:style-name="a838" text:class-names="" text:cond-style-name=""><text:span text:style-name="a835" text:class-names=""><text:tab/></text:span><text:span text:style-name="a836" text:class-names="">之前有一段时间纠结这个阶段的任务内容，总觉得这个“分情况”有点歧义的感觉，采用“采取不同策略”或许会更合适些。</text:span><text:span text:style-name="a837" text:class-names=""/></text:p>
            <text:p text:style-name="a848" text:class-names="" text:cond-style-name=""><text:span text:style-name="a839" text:class-names=""><text:tab/></text:span><text:span text:style-name="a840" text:class-names="">任务内容还是要解决比对结果差的</text:span><text:span text:style-name="a841" text:class-names="">reads</text:span><text:span text:style-name="a842" text:class-names="">的比对的，不过首先要确定“比对结果差的</text:span><text:span text:style-name="a843" text:class-names="">reads”究竟是什么样子的reads</text:span><text:span text:style-name="a844" text:class-names="">。对这个问题我没什么把握，直觉上是认为那种一大堆插入删除的可以算是比对结果差的</text:span><text:span text:style-name="a845" text:class-names="">reads</text:span><text:span text:style-name="a846" text:class-names="">。</text:span><text:span text:style-name="a847" text:class-names=""/></text:p>
            <text:p text:style-name="a858" text:class-names="" text:cond-style-name=""><text:span text:style-name="a849" text:class-names=""><text:tab/></text:span><text:span text:style-name="a850" text:class-names="">另外，在这一步之前，首先需要获取</text:span><text:span text:style-name="a851" text:class-names="">reads</text:span><text:span text:style-name="a852" text:class-names="">的比对结果，也就是要对测序数据和参考基因组进行比对，然后获取</text:span><text:span text:style-name="a853" text:class-names="">sam</text:span><text:span text:style-name="a854" text:class-names="">格式的比对结果。这个步骤已经确定了，可以借助</text:span><text:span text:style-name="a855" text:class-names="">bwa</text:span><text:span text:style-name="a856" text:class-names="">等比对软件来实现。但是这样子的话，有一些步骤的实现就需要重新考虑了</text:span><text:span text:style-name="a857" text:class-names=""/></text:p>
            <text:p text:style-name="a861" text:class-names="" text:cond-style-name=""><text:span text:style-name="a859" text:class-names=""><text:tab/></text:span><text:span text:style-name="a860" text:class-names="">【待考虑】</text:span></text:p>
          </draw:text-box>
          <svg:title/>
          <svg:desc/>
        </draw:frame>
        <draw:custom-shape svg:x="4.6in" svg:y="3.08344in" svg:width="0.73693in" svg:height="0.64643in" draw:id="id156" draw:style-name="a865" draw:name="箭头: 虚尾 10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0 ?f17 ?f25 ?f18" draw:glue-points="?f16 ?f28 ?f16 ?f29" draw:glue-point-leaving-directions="-0, 180" draw:modifiers="12021 555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7"/>
            <draw:equation draw:name="f22" draw:formula="21600 * ?f7"/>
            <draw:equation draw:name="f23" draw:formula="?f19 * ?f17"/>
            <draw:equation draw:name="f24" draw:formula="?f23 / 10800"/>
            <draw:equation draw:name="f25" draw:formula="?f16 + ?f24"/>
            <draw:equation draw:name="f26" draw:formula="$0 / ?f6"/>
            <draw:equation draw:name="f27" draw:formula="$1 / ?f7"/>
            <draw:equation draw:name="f28" draw:formula="?f21 / ?f7"/>
            <draw:equation draw:name="f29" draw:formula="?f22 / ?f7"/>
            <draw:equation draw:name="f30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57" draw:style-name="a868" draw:name="副标题 2" svg:x="5.93199in" svg:y="1.37022in" svg:width="2.02143in" svg:height="0.31303in">
          <draw:text-box>
            <text:p text:style-name="a867" text:class-names="" text:cond-style-name=""><text:span text:style-name="a866" text:class-names="">整体的处理流程</text:span></text:p>
          </draw:text-box>
          <svg:title/>
          <svg:desc/>
        </draw:frame>
        <draw:custom-shape svg:x="5.624in" svg:y="5.38676in" svg:width="1.2476in" svg:height="0.82272in" draw:id="id158" draw:style-name="a872" draw:name="流程图: 多文档 14">
          <svg:title/>
          <svg:desc/>
          <text:p text:style-name="a871" text:class-names="" text:cond-style-name=""><text:span text:style-name="a869" text:class-names="">比对结果</text:span><text:span text:style-name="a870" text:class-names=""/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custom-shape svg:x="6.24755in" svg:y="2.35667in" svg:width="1.08182in" svg:height="0.82272in" draw:id="id159" draw:style-name="a876" draw:name="流程图: 多文档 15">
          <svg:title/>
          <svg:desc/>
          <text:p text:style-name="a875" text:class-names="" text:cond-style-name=""><text:span text:style-name="a873" text:class-names="">测序数据</text:span><text:span text:style-name="a874" text:class-names=""/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custom-shape svg:x="10.89921in" svg:y="2.35667in" svg:width="1.08182in" svg:height="0.82272in" draw:id="id160" draw:style-name="a880" draw:name="流程图: 多文档 16">
          <svg:title/>
          <svg:desc/>
          <text:p text:style-name="a879" text:class-names="" text:cond-style-name=""><text:span text:style-name="a877" text:class-names="">变异数据</text:span><text:span text:style-name="a878" text:class-names=""/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custom-shape svg:x="8.57914in" svg:y="0.89757in" svg:width="1.36196in" svg:height="0.95303in" draw:id="id161" draw:style-name="a884" draw:name="流程图: 磁盘 17">
          <svg:title/>
          <svg:desc/>
          <text:p text:style-name="a883" text:class-names="" text:cond-style-name=""><text:span text:style-name="a881" text:class-names="">NCBI</text:span><text:span text:style-name="a882" text:class-names="">等数据库</text:span></text:p>
          <draw:enhanced-geometry xmlns:dr3d="urn:oasis:names:tc:opendocument:xmlns:dr3d:1.0" draw:type="non-primitive" svg:viewBox="0 0 1245377 871451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1245377"/>
            <draw:equation draw:name="f5" draw:formula="871451"/>
            <draw:equation draw:name="f6" draw:formula="145242"/>
            <draw:equation draw:name="f7" draw:formula="622689"/>
            <draw:equation draw:name="f8" draw:formula="726209"/>
            <draw:equation draw:name="f9" draw:formula="?f5 - ?f3"/>
            <draw:equation draw:name="f10" draw:formula="?f4 - ?f3"/>
            <draw:equation draw:name="f11" draw:formula="?f10 / 1245377"/>
            <draw:equation draw:name="f12" draw:formula="?f9 / 871451"/>
            <draw:equation draw:name="f13" draw:formula="622689 / ?f11"/>
            <draw:equation draw:name="f14" draw:formula="290484 / ?f12"/>
            <draw:equation draw:name="f15" draw:formula="0 / ?f12"/>
            <draw:equation draw:name="f16" draw:formula="0 / ?f11"/>
            <draw:equation draw:name="f17" draw:formula="435726 / ?f12"/>
            <draw:equation draw:name="f18" draw:formula="871451 / ?f12"/>
            <draw:equation draw:name="f19" draw:formula="1245377 / ?f11"/>
            <draw:equation draw:name="f20" draw:formula="726209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onnector draw:type="standard" svg:x1="7.80847in" svg:y1="0.90502in" draw:start-shape="id161" draw:start-glue-point="2" svg:x2="8.31454in" svg:y2="3.30225in" draw:end-shape="id159" draw:end-glue-point="4" draw:id="id162" draw:style-name="a886" draw:transform="translate(-8.0615in -2.10363in) rotate(-1.5708) translate(8.0615in 2.10363in)" draw:name="连接符: 肘形 18">
          <svg:title/>
          <svg:desc/>
        </draw:connector>
        <draw:connector draw:type="standard" svg:x1="10.64037in" svg:y1="0.97642in" draw:start-shape="id161" draw:start-glue-point="2" svg:x2="10.1343in" svg:y2="3.23085in" draw:end-shape="id160" draw:end-glue-point="4" draw:id="id163" draw:style-name="a888" draw:transform="translate(-10.38733in -2.10363in) rotate(-4.71239) translate(10.38733in 2.10363in)" draw:name="连接符: 肘形 19">
          <svg:title/>
          <svg:desc/>
        </draw:connector>
        <draw:custom-shape svg:x="8.59553in" svg:y="2.49757in" svg:width="1.08182in" svg:height="0.68182in" draw:id="id164" draw:style-name="a891" draw:name="流程图: 文档 20">
          <svg:title/>
          <svg:desc/>
          <text:p text:style-name="a890" text:class-names="" text:cond-style-name=""><text:span text:style-name="a889" text:class-names="">参考基因组</text:span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connector draw:type="standard" svg:x1="8.87479in" svg:y1="2.11225in" draw:start-shape="id161" draw:start-glue-point="2" svg:x2="9.52177in" svg:y2="2.23593in" draw:end-shape="id164" draw:end-glue-point="0" draw:id="id165" draw:style-name="a893" draw:transform="translate(-9.19828in -2.17408in) rotate(-1.5708) translate(9.19828in 2.17408in)" draw:name="连接符: 肘形 21">
          <svg:title/>
          <svg:desc/>
        </draw:connector>
        <draw:connector draw:type="standard" svg:x1="7.45414in" svg:y1="3.3774in" draw:start-shape="id159" draw:start-glue-point="5" svg:x2="6.48407in" svg:y2="3.88914in" draw:end-shape="id166" draw:end-glue-point="0" draw:id="id167" draw:style-name="a895" draw:transform="translate(-6.96911in -3.63327in) rotate(-4.71239) translate(6.96911in 3.63327in)" draw:name="连接符: 肘形 22">
          <svg:title/>
          <svg:desc/>
        </draw:connector>
        <draw:connector draw:type="standard" svg:x1="7.68871in" svg:y1="2.67058in" draw:start-shape="id164" draw:start-glue-point="4" svg:x2="8.67271in" svg:y2="4.58204in" draw:end-shape="id166" draw:end-glue-point="0" draw:id="id168" draw:style-name="a897" draw:transform="translate(-8.18071in -3.62631in) rotate(-1.5708) translate(8.18071in 3.62631in)" draw:name="连接符: 肘形 23">
          <svg:title/>
          <svg:desc/>
        </draw:connector>
        <draw:connector draw:type="standard" svg:x1="10.07458in" svg:y1="2.81758in" draw:start-shape="id164" draw:start-glue-point="4" svg:x2="9.45317in" svg:y2="4.07245in" draw:end-shape="id169" draw:end-glue-point="0" draw:id="id170" draw:style-name="a899" draw:transform="translate(-9.76388in -3.44502in) rotate(-4.71239) translate(9.76388in 3.44502in)" draw:name="连接符: 肘形 24">
          <svg:title/>
          <svg:desc/>
        </draw:connector>
        <draw:connector draw:type="standard" svg:x1="10.57436in" svg:y1="2.96519in" draw:start-shape="id160" draw:start-glue-point="5" svg:x2="11.18185in" svg:y2="3.93877in" draw:end-shape="id169" draw:end-glue-point="0" draw:id="id171" draw:style-name="a901" draw:transform="translate(-10.8781in -3.45198in) rotate(-1.5708) translate(10.8781in 3.45198in)" draw:name="连接符: 肘形 25">
          <svg:title/>
          <svg:desc/>
        </draw:connector>
        <draw:custom-shape svg:x="9.56221in" svg:y="3.75572in" svg:width="1.65821in" svg:height="0.68182in" draw:id="id169" draw:style-name="a906" draw:name="矩形 26">
          <svg:title/>
          <svg:desc/>
          <text:p text:style-name="a904" text:class-names="" text:cond-style-name=""><text:span text:style-name="a902" text:class-names="">选择性整合变异数据到参考基因组上</text:span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0118in" svg:y="4.11831in" svg:width="1.2476in" svg:height="0.68182in" draw:id="id166" draw:style-name="a912" draw:name="矩形 27">
          <svg:title/>
          <svg:desc/>
          <text:p text:style-name="a911" text:class-names="" text:cond-style-name=""><text:span text:style-name="a907" text:class-names="">利用</text:span><text:span text:style-name="a908" text:class-names="">BWA</text:span><text:span text:style-name="a909" text:class-names="">等工具比对</text:span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48599in" svg:y1="4.64777in" draw:start-shape="id166" draw:start-glue-point="2" svg:x2="7.07262in" svg:y2="5.53912in" draw:end-shape="id158" draw:end-glue-point="4" draw:id="id172" draw:style-name="a914" draw:transform="translate(-6.7793in -5.09344in) rotate(-1.5708) translate(6.7793in 5.09344in)" draw:name="连接符: 肘形 28">
          <svg:title/>
          <svg:desc/>
        </draw:connector>
        <draw:connector draw:type="standard" svg:x1="10.95148in" svg:y1="4.23995in" draw:start-shape="id169" draw:start-glue-point="2" svg:x2="10.5889in" svg:y2="4.9977in" draw:end-shape="id173" draw:end-glue-point="4" draw:id="id174" draw:style-name="a916" draw:transform="translate(-10.77019in -4.61883in) rotate(-4.71239) translate(10.77019in 4.61883in)" draw:name="连接符: 肘形 29">
          <svg:title/>
          <svg:desc/>
        </draw:connector>
        <draw:connector draw:type="standard" svg:x1="7.32937in" svg:y1="2.76803in" draw:start-shape="id159" draw:start-glue-point="1" svg:x2="7.84878in" svg:y2="4.45922in" draw:end-shape="id166" draw:end-glue-point="1" draw:id="id175" draw:style-name="a918" draw:name="连接符: 肘形 30">
          <svg:title/>
          <svg:desc/>
        </draw:connector>
        <draw:connector draw:type="standard" svg:x1="7.84878in" svg:y1="4.45922in" draw:start-shape="id173" draw:start-glue-point="3" svg:x2="10.38733in" svg:y2="5.34325in" draw:end-shape="id166" draw:end-glue-point="1" draw:id="id176" draw:style-name="a920" draw:transform="translate(-9.11805in -4.90124in) rotate(-3.14159) translate(9.11805in 4.90124in)" draw:name="连接符: 肘形 31">
          <svg:title/>
          <svg:desc/>
        </draw:connector>
        <draw:custom-shape svg:x="7.73369in" svg:y="5.38676in" svg:width="1.2476in" svg:height="0.82272in" draw:id="id177" draw:style-name="a924" draw:name="流程图: 多文档 32">
          <svg:title/>
          <svg:desc/>
          <text:p text:style-name="a923" text:class-names="" text:cond-style-name=""><text:span text:style-name="a921" text:class-names="">比对结果</text:span><text:span text:style-name="a922" text:class-names="">‘</text:span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custom-shape svg:x="6.29521in" svg:y="6.64963in" svg:width="1.65821in" svg:height="0.68182in" draw:id="id178" draw:style-name="a928" draw:name="矩形 33">
          <svg:title/>
          <svg:desc/>
          <text:p text:style-name="a927" text:class-names="" text:cond-style-name=""><text:span text:style-name="a925" text:class-names="">比较结果</text:span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87833in" svg:y1="5.93234in" draw:start-shape="id158" draw:start-glue-point="5" svg:x2="6.40703in" svg:y2="6.89561in" draw:end-shape="id178" draw:end-glue-point="0" draw:id="id179" draw:style-name="a930" draw:transform="translate(-6.64268in -6.41397in) rotate(-4.71239) translate(6.64268in 6.41397in)" draw:name="连接符: 肘形 34">
          <svg:title/>
          <svg:desc/>
        </draw:connector>
        <draw:connector draw:type="standard" svg:x1="7.46187in" svg:y1="5.84077in" draw:start-shape="id177" draw:start-glue-point="5" svg:x2="7.93318in" svg:y2="6.98719in" draw:end-shape="id178" draw:end-glue-point="0" draw:id="id180" draw:style-name="a932" draw:transform="translate(-7.69753in -6.41398in) rotate(-1.5708) translate(7.69753in 6.41398in)" draw:name="连接符: 肘形 35">
          <svg:title/>
          <svg:desc/>
        </draw:connector>
        <draw:connector draw:type="standard" svg:x1="8.12747in" svg:y1="4.48427in" draw:start-shape="id166" draw:start-glue-point="2" svg:x2="7.54083in" svg:y2="5.70261in" draw:end-shape="id177" draw:end-glue-point="4" draw:id="id181" draw:style-name="a934" draw:transform="translate(-7.83415in -5.09344in) rotate(-4.71239) translate(7.83415in 5.09344in)" draw:name="连接符: 肘形 36">
          <svg:title/>
          <svg:desc/>
        </draw:connector>
        <draw:custom-shape svg:x="10.38733in" svg:y="4.80012in" svg:width="1.33921in" svg:height="1.08627in" draw:id="id173" draw:style-name="a937" draw:name="流程图: 多文档 37">
          <svg:title/>
          <svg:desc/>
          <text:p text:style-name="a936" text:class-names="" text:cond-style-name=""><text:span text:style-name="a935" text:class-names="">重构后的多个版本的参考基因组</text:span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</draw:page>
      <draw:page draw:name="Slide8" draw:style-name="a938" draw:master-page-name="Master1-Layout2-title-标题幻灯片" presentation:presentation-page-layout-name="Master1-PPL2" draw:id="Slide-263">
        <draw:frame draw:id="id182" draw:style-name="a944" draw:name="副标题 2" svg:x="0in" svg:y="1.04809in" svg:width="4.6in" svg:height="0.66532in">
          <draw:text-box>
            <text:p text:style-name="a941" text:class-names="" text:cond-style-name=""><text:span text:style-name="a939" text:class-names="">简单的思路整理（续）：</text:span><text:span text:style-name="a940" text:class-names=""/></text:p>
            <text:p text:style-name="a943" text:class-names="" text:cond-style-name=""><text:span text:style-name="a942" text:class-names=""><text:tab/></text:span></text:p>
          </draw:text-box>
          <svg:title/>
          <svg:desc/>
        </draw:frame>
        <draw:frame draw:id="id183" presentation:style-name="a949" draw:name="副标题 2" svg:x="0in" svg:y="0in" svg:width="6.10476in" svg:height="0.46449in" presentation:class="subtitle" presentation:placeholder="false">
          <draw:text-box>
            <text:p text:style-name="a948" text:class-names="" text:cond-style-name=""><text:span text:style-name="a945" text:class-names="">分情况解决比对结果差的</text:span><text:span text:style-name="a946" text:class-names="">reads</text:span><text:span text:style-name="a947" text:class-names="">的问题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自定义版式">
      <presentation:placeholder presentation:object="title" svg:x="3.98809in" svg:y="2.56002in" svg:width="4.4494in" svg:height="1.44965in"/>
    </style:presentation-page-layout>
    <style:presentation-page-layout style:name="Master1-PPL2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3" style:display-name="标题和内容">
      <presentation:placeholder presentation:object="title" svg:x="0.91667in" svg:y="0.74042in" svg:width="11.5in" svg:height="0.76742in"/>
      <presentation:placeholder presentation:object="object" svg:x="0.91667in" svg:y="1.99653in" svg:width="11.5in" svg:height="2.01729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4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5" style:display-name="两栏内容">
      <presentation:placeholder presentation:object="title" svg:x="0.91667in" svg:y="0.74042in" svg:width="11.5in" svg:height="0.76742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6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7" style:display-name="仅标题">
      <presentation:placeholder presentation:object="title" svg:x="0.91667in" svg:y="0.74042in" svg:width="11.5in" svg:height="0.76742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8" style:display-name="空白"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9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10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11" style:display-name="标题和竖排文字">
      <presentation:placeholder presentation:object="title" svg:x="0.91667in" svg:y="0.74042in" svg:width="11.5in" svg:height="0.76742in"/>
      <presentation:placeholder presentation:object="outline" svg:x="0.91667in" svg:y="1.99653in" svg:width="11.5in" svg:height="2.01729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presentation-page-layout style:name="Master1-PPL12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9958in" svg:width="3in" svg:height="0.30293in"/>
      <presentation:placeholder presentation:object="footer" svg:x="4.41667in" svg:y="6.99958in" svg:width="4.5in" svg:height="0.30293in"/>
      <presentation:placeholder presentation:object="page-number" svg:x="9.41667in" svg:y="6.99958in" svg:width="3in" svg:height="0.302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13" svg:viewBox="0 0 20 30" svg:d="m10 0-10 30h20z"/>
    <draw:marker draw:name="a915" svg:viewBox="0 0 20 30" svg:d="m10 0-10 30h20z"/>
    <draw:marker draw:name="a917" svg:viewBox="0 0 20 30" svg:d="m10 0-10 30h20z"/>
    <draw:marker draw:name="a919" svg:viewBox="0 0 20 30" svg:d="m10 0-10 30h20z"/>
    <draw:marker draw:name="a931" svg:viewBox="0 0 20 30" svg:d="m10 0-10 30h20z"/>
    <draw:marker draw:name="a933" svg:viewBox="0 0 20 30" svg:d="m10 0-10 30h20z"/>
    <draw:marker draw:name="a929" svg:viewBox="0 0 20 30" svg:d="m10 0-10 30h20z"/>
    <draw:marker draw:name="a885" svg:viewBox="0 0 20 30" svg:d="m10 0-10 30h20z"/>
    <draw:marker draw:name="a892" svg:viewBox="0 0 20 30" svg:d="m10 0-10 30h20z"/>
    <draw:marker draw:name="a887" svg:viewBox="0 0 20 30" svg:d="m10 0-10 30h20z"/>
    <draw:marker draw:name="a894" svg:viewBox="0 0 20 30" svg:d="m10 0-10 30h20z"/>
    <draw:marker draw:name="a896" svg:viewBox="0 0 20 30" svg:d="m10 0-10 30h20z"/>
    <draw:marker draw:name="a898" svg:viewBox="0 0 20 30" svg:d="m10 0-10 30h20z"/>
    <draw:marker draw:name="a900" svg:viewBox="0 0 20 30" svg:d="m10 0-10 30h20z"/>
    <draw:stroke-dash draw:name="a905" draw:style="rect" draw:dots1="1" draw:dots1-length="0.10417in" draw:distance="0.1041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90%" fo:text-align="center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0.5905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5905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5905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5905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59055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59055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0.5905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微软雅黑" style:font-family-generic="modern" style:font-family-generic-asian="swiss" style:font-pitch="fixed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自定义设计方案" style:page-layout-name="pageLayout1" draw:style-name="a0">
      <draw:frame draw:id="id0" presentation:style-name="a3" draw:name="标题占位符 1" svg:x="0.91667in" svg:y="0.74042in" svg:width="11.5in" svg:height="0.76742in" presentation:class="title" presentation:placeholder="false">
        <draw:text-box>
          <text:p text:style-name="a2" text:class-names="" text:cond-style-name=""><text:span text:style-name="a1" text:class-names="">单击此处编辑母版标题样式</text:span></text:p>
        </draw:text-box>
        <svg:title/>
        <svg:desc/>
      </draw:frame>
      <draw:frame draw:id="id1" presentation:style-name="a19" draw:name="文本占位符 2" svg:x="0.91667in" svg:y="1.99653in" svg:width="11.5in" svg:height="2.0172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单击此处编辑母版文本样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二级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三级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日期占位符 3" svg:x="0.91667in" svg:y="6.99958in" svg:width="3in" svg:height="0.3029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/1/30</text:date></text:span></text:p>
        </draw:text-box>
        <svg:title/>
        <svg:desc/>
      </draw:frame>
      <draw:frame draw:id="id3" presentation:style-name="a26" draw:name="页脚占位符 4" svg:x="4.41667in" svg:y="6.99958in" svg:width="4.5in" svg:height="0.3029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灯片编号占位符 5" svg:x="9.41667in" svg:y="6.99958in" svg:width="3in" svg:height="0.3029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3.51706in" svg:y="-51.96818in" svg:width="6.29921in" svg:height="6.29921in" draw:id="id5" draw:style-name="a32" draw:name="椭圆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6" draw:style-name="a35" draw:name="椭圆 7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7" draw:style-name="a38" draw:name="椭圆 9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8" draw:style-name="a41" draw:name="椭圆 10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</style:master-page>
    <style:master-page style:name="Master1-Layout1-cust-自定义版式" style:page-layout-name="pageLayout1" draw:style-name="a42">
      <draw:custom-shape svg:x="3.51706in" svg:y="-51.96818in" svg:width="6.29921in" svg:height="6.29921in" draw:id="id9" draw:layer="Master1-bg" draw:style-name="a45" draw:name="椭圆 6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10" draw:layer="Master1-bg" draw:style-name="a48" draw:name="椭圆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11" draw:layer="Master1-bg" draw:style-name="a51" draw:name="椭圆 9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12" draw:layer="Master1-bg" draw:style-name="a54" draw:name="椭圆 10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" presentation:style-name="a57" draw:name="标题 1" svg:x="3.98809in" svg:y="2.56002in" svg:width="4.4494in" svg:height="1.44965in" presentation:class="title" presentation:placeholder="false">
        <draw:text-box>
          <text:p text:style-name="a56" text:class-names="" text:cond-style-name=""><text:span text:style-name="a55" text:class-names="">单击此处编辑母版标题样式</text:span></text:p>
        </draw:text-box>
        <svg:title/>
        <svg:desc/>
      </draw:frame>
    </style:master-page>
    <style:master-page style:name="Master1-Layout2-title-标题幻灯片" style:page-layout-name="pageLayout1" draw:style-name="a58">
      <draw:custom-shape svg:x="3.51706in" svg:y="-51.96818in" svg:width="6.29921in" svg:height="6.29921in" draw:id="id14" draw:layer="Master1-bg" draw:style-name="a61" draw:name="椭圆 6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15" draw:layer="Master1-bg" draw:style-name="a64" draw:name="椭圆 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16" draw:layer="Master1-bg" draw:style-name="a67" draw:name="椭圆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17" draw:layer="Master1-bg" draw:style-name="a70" draw:name="椭圆 10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" presentation:style-name="a73" draw:name="标题 1" svg:x="1.66667in" svg:y="1.22743in" svg:width="10in" svg:height="2.61111in" presentation:class="title" presentation:placeholder="false">
        <draw:text-box>
          <text:p text:style-name="a72" text:class-names="" text:cond-style-name=""><text:span text:style-name="a71" text:class-names="">单击此处编辑母版标题样式</text:span></text:p>
        </draw:text-box>
        <svg:title/>
        <svg:desc/>
      </draw:frame>
      <draw:frame draw:id="id19" presentation:style-name="a76" draw:name="副标题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4" text:class-names="">单击此处编辑母版副标题样式</text:span></text:p>
        </draw:text-box>
        <svg:title/>
        <svg:desc/>
      </draw:frame>
      <draw:frame draw:id="id20" presentation:style-name="a80" draw:name="日期占位符 3" svg:x="0.91667in" svg:y="6.99958in" svg:width="3in" svg:height="0.30293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2021/1/30</text:date></text:span></text:p>
        </draw:text-box>
        <svg:title/>
        <svg:desc/>
      </draw:frame>
      <draw:frame draw:id="id21" presentation:style-name="a83" draw:name="页脚占位符 4" svg:x="4.41667in" svg:y="6.99958in" svg:width="4.5in" svg:height="0.30293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2" presentation:style-name="a86" draw:name="灯片编号占位符 5" svg:x="9.41667in" svg:y="6.99958in" svg:width="3in" svg:height="0.30293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</style:master-page>
    <style:master-page style:name="Master1-Layout3-obj-标题和内容" style:page-layout-name="pageLayout1" draw:style-name="a87">
      <draw:custom-shape svg:x="3.51706in" svg:y="-51.96818in" svg:width="6.29921in" svg:height="6.29921in" draw:id="id23" draw:layer="Master1-bg" draw:style-name="a90" draw:name="椭圆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24" draw:layer="Master1-bg" draw:style-name="a93" draw:name="椭圆 7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25" draw:layer="Master1-bg" draw:style-name="a96" draw:name="椭圆 9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26" draw:layer="Master1-bg" draw:style-name="a99" draw:name="椭圆 10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7" presentation:style-name="a102" draw:name="标题 1" svg:x="0.91667in" svg:y="0.74042in" svg:width="11.5in" svg:height="0.76742in" presentation:class="title" presentation:placeholder="false">
        <draw:text-box>
          <text:p text:style-name="a101" text:class-names="" text:cond-style-name=""><text:span text:style-name="a100" text:class-names="">单击此处编辑母版标题样式</text:span></text:p>
        </draw:text-box>
        <svg:title/>
        <svg:desc/>
      </draw:frame>
      <draw:frame draw:id="id28" presentation:style-name="a118" draw:name="内容占位符 2" svg:x="0.91667in" svg:y="1.99653in" svg:width="11.5in" svg:height="2.01729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单击此处编辑母版文本样式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二级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三级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22" draw:name="日期占位符 3" svg:x="0.91667in" svg:y="6.99958in" svg:width="3in" svg:height="0.30293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021/1/30</text:date></text:span></text:p>
        </draw:text-box>
        <svg:title/>
        <svg:desc/>
      </draw:frame>
      <draw:frame draw:id="id30" presentation:style-name="a125" draw:name="页脚占位符 4" svg:x="4.41667in" svg:y="6.99958in" svg:width="4.5in" svg:height="0.30293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1" presentation:style-name="a128" draw:name="灯片编号占位符 5" svg:x="9.41667in" svg:y="6.99958in" svg:width="3in" svg:height="0.30293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4-secHead-节标题" style:page-layout-name="pageLayout1" draw:style-name="a129">
      <draw:custom-shape svg:x="3.51706in" svg:y="-51.96818in" svg:width="6.29921in" svg:height="6.29921in" draw:id="id32" draw:layer="Master1-bg" draw:style-name="a132" draw:name="椭圆 6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33" draw:layer="Master1-bg" draw:style-name="a135" draw:name="椭圆 7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34" draw:layer="Master1-bg" draw:style-name="a138" draw:name="椭圆 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35" draw:layer="Master1-bg" draw:style-name="a141" draw:name="椭圆 10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presentation:style-name="a144" draw:name="标题 1" svg:x="0.90972in" svg:y="1.86979in" svg:width="11.5in" svg:height="3.11979in" presentation:class="title" presentation:placeholder="false">
        <draw:text-box>
          <text:p text:style-name="a143" text:class-names="" text:cond-style-name=""><text:span text:style-name="a142" text:class-names="">单击此处编辑母版标题样式</text:span></text:p>
        </draw:text-box>
        <svg:title/>
        <svg:desc/>
      </draw:frame>
      <draw:frame draw:id="id37" presentation:style-name="a148" draw:name="文本占位符 2" svg:x="0.90972in" svg:y="5.0191in" svg:width="11.5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单击此处编辑母版文本样式</text:span></text:p>
            </text:list-item>
          </text:list>
        </draw:text-box>
        <svg:title/>
        <svg:desc/>
      </draw:frame>
      <draw:frame draw:id="id38" presentation:style-name="a152" draw:name="日期占位符 3" svg:x="0.91667in" svg:y="6.99958in" svg:width="3in" svg:height="0.30293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2021/1/30</text:date></text:span></text:p>
        </draw:text-box>
        <svg:title/>
        <svg:desc/>
      </draw:frame>
      <draw:frame draw:id="id39" presentation:style-name="a155" draw:name="页脚占位符 4" svg:x="4.41667in" svg:y="6.99958in" svg:width="4.5in" svg:height="0.30293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40" presentation:style-name="a158" draw:name="灯片编号占位符 5" svg:x="9.41667in" svg:y="6.99958in" svg:width="3in" svg:height="0.30293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Obj-两栏内容" style:page-layout-name="pageLayout1" draw:style-name="a159">
      <draw:custom-shape svg:x="3.51706in" svg:y="-51.96818in" svg:width="6.29921in" svg:height="6.29921in" draw:id="id41" draw:layer="Master1-bg" draw:style-name="a162" draw:name="椭圆 6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42" draw:layer="Master1-bg" draw:style-name="a165" draw:name="椭圆 7">
        <svg:title/>
        <svg:desc/>
        <text:p text:style-name="a164" text:class-names="" text:cond-style-name=""><text:span text:style-name="a16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43" draw:layer="Master1-bg" draw:style-name="a168" draw:name="椭圆 9">
        <svg:title/>
        <svg:desc/>
        <text:p text:style-name="a167" text:class-names="" text:cond-style-name=""><text:span text:style-name="a1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44" draw:layer="Master1-bg" draw:style-name="a171" draw:name="椭圆 10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5" presentation:style-name="a174" draw:name="标题 1" svg:x="0.91667in" svg:y="0.74042in" svg:width="11.5in" svg:height="0.76742in" presentation:class="title" presentation:placeholder="false">
        <draw:text-box>
          <text:p text:style-name="a173" text:class-names="" text:cond-style-name=""><text:span text:style-name="a172" text:class-names="">单击此处编辑母版标题样式</text:span></text:p>
        </draw:text-box>
        <svg:title/>
        <svg:desc/>
      </draw:frame>
      <draw:frame draw:id="id46" presentation:style-name="a190" draw:name="内容占位符 2" svg:x="0.91667in" svg:y="1.99653in" svg:width="5.66667in" svg:height="4.7586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单击此处编辑母版文本样式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二级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三级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6" draw:name="内容占位符 3" svg:x="6.75in" svg:y="1.99653in" svg:width="5.66667in" svg:height="4.7586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单击此处编辑母版文本样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二级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三级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10" draw:name="日期占位符 4" svg:x="0.91667in" svg:y="6.99958in" svg:width="3in" svg:height="0.30293in" presentation:class="date-time" presentation:placeholder="false">
        <draw:text-box>
          <text:p text:style-name="a209" text:class-names="" text:cond-style-name=""><text:span text:style-name="a207" text:class-names=""><text:date text:fixed="false" style:data-style-name="a208">2021/1/30</text:date></text:span></text:p>
        </draw:text-box>
        <svg:title/>
        <svg:desc/>
      </draw:frame>
      <draw:frame draw:id="id49" presentation:style-name="a213" draw:name="页脚占位符 5" svg:x="4.41667in" svg:y="6.99958in" svg:width="4.5in" svg:height="0.30293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50" presentation:style-name="a216" draw:name="灯片编号占位符 6" svg:x="9.41667in" svg:y="6.99958in" svg:width="3in" svg:height="0.30293in" presentation:class="page-number" presentation:placeholder="false">
        <draw:text-box>
          <text:p text:style-name="a215" text:class-names="" text:cond-style-name=""><text:span text:style-name="a214" text:class-names=""><text:page-number style:num-format="1" text:fixed="false"/></text:span></text:p>
        </draw:text-box>
        <svg:title/>
        <svg:desc/>
      </draw:frame>
    </style:master-page>
    <style:master-page style:name="Master1-Layout6-twoTxTwoObj-比较" style:page-layout-name="pageLayout1" draw:style-name="a217">
      <draw:custom-shape svg:x="3.51706in" svg:y="-51.96818in" svg:width="6.29921in" svg:height="6.29921in" draw:id="id51" draw:layer="Master1-bg" draw:style-name="a220" draw:name="椭圆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52" draw:layer="Master1-bg" draw:style-name="a223" draw:name="椭圆 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53" draw:layer="Master1-bg" draw:style-name="a226" draw:name="椭圆 9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54" draw:layer="Master1-bg" draw:style-name="a229" draw:name="椭圆 10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5" presentation:style-name="a232" draw:name="标题 1" svg:x="0.9184in" svg:y="0.39931in" svg:width="11.5in" svg:height="1.44965in" presentation:class="title" presentation:placeholder="false">
        <draw:text-box>
          <text:p text:style-name="a231" text:class-names="" text:cond-style-name=""><text:span text:style-name="a230" text:class-names="">单击此处编辑母版标题样式</text:span></text:p>
        </draw:text-box>
        <svg:title/>
        <svg:desc/>
      </draw:frame>
      <draw:frame draw:id="id56" presentation:style-name="a236" draw:name="文本占位符 2" svg:x="0.9184in" svg:y="1.83854in" svg:width="5.64062in" svg:height="0.90104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单击此处编辑母版文本样式</text:span></text:p>
            </text:list-item>
          </text:list>
        </draw:text-box>
        <svg:title/>
        <svg:desc/>
      </draw:frame>
      <draw:frame draw:id="id57" presentation:style-name="a252" draw:name="内容占位符 3" svg:x="0.9184in" svg:y="2.73958in" svg:width="5.64062in" svg:height="4.02951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单击此处编辑母版文本样式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二级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三级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56" draw:name="文本占位符 4" svg:x="6.75in" svg:y="1.83854in" svg:width="5.6684in" svg:height="0.90104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单击此处编辑母版文本样式</text:span></text:p>
            </text:list-item>
          </text:list>
        </draw:text-box>
        <svg:title/>
        <svg:desc/>
      </draw:frame>
      <draw:frame draw:id="id59" presentation:style-name="a272" draw:name="内容占位符 5" svg:x="6.75in" svg:y="2.73958in" svg:width="5.6684in" svg:height="4.02951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单击此处编辑母版文本样式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二级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三级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76" draw:name="日期占位符 6" svg:x="0.91667in" svg:y="6.99958in" svg:width="3in" svg:height="0.30293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021/1/30</text:date></text:span></text:p>
        </draw:text-box>
        <svg:title/>
        <svg:desc/>
      </draw:frame>
      <draw:frame draw:id="id61" presentation:style-name="a279" draw:name="页脚占位符 7" svg:x="4.41667in" svg:y="6.99958in" svg:width="4.5in" svg:height="0.30293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62" presentation:style-name="a282" draw:name="灯片编号占位符 8" svg:x="9.41667in" svg:y="6.99958in" svg:width="3in" svg:height="0.30293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</style:master-page>
    <style:master-page style:name="Master1-Layout7-titleOnly-仅标题" style:page-layout-name="pageLayout1" draw:style-name="a283">
      <draw:custom-shape svg:x="3.51706in" svg:y="-51.96818in" svg:width="6.29921in" svg:height="6.29921in" draw:id="id63" draw:layer="Master1-bg" draw:style-name="a286" draw:name="椭圆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64" draw:layer="Master1-bg" draw:style-name="a289" draw:name="椭圆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65" draw:layer="Master1-bg" draw:style-name="a292" draw:name="椭圆 9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66" draw:layer="Master1-bg" draw:style-name="a295" draw:name="椭圆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7" presentation:style-name="a298" draw:name="标题 1" svg:x="0.91667in" svg:y="0.74042in" svg:width="11.5in" svg:height="0.76742in" presentation:class="title" presentation:placeholder="false">
        <draw:text-box>
          <text:p text:style-name="a297" text:class-names="" text:cond-style-name=""><text:span text:style-name="a296" text:class-names="">单击此处编辑母版标题样式</text:span></text:p>
        </draw:text-box>
        <svg:title/>
        <svg:desc/>
      </draw:frame>
      <draw:frame draw:id="id68" presentation:style-name="a302" draw:name="日期占位符 2" svg:x="0.91667in" svg:y="6.99958in" svg:width="3in" svg:height="0.30293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2021/1/30</text:date></text:span></text:p>
        </draw:text-box>
        <svg:title/>
        <svg:desc/>
      </draw:frame>
      <draw:frame draw:id="id69" presentation:style-name="a305" draw:name="页脚占位符 3" svg:x="4.41667in" svg:y="6.99958in" svg:width="4.5in" svg:height="0.30293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70" presentation:style-name="a308" draw:name="灯片编号占位符 4" svg:x="9.41667in" svg:y="6.99958in" svg:width="3in" svg:height="0.30293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</style:master-page>
    <style:master-page style:name="Master1-Layout8-blank-空白" style:page-layout-name="pageLayout1" draw:style-name="a309">
      <draw:custom-shape svg:x="3.51706in" svg:y="-51.96818in" svg:width="6.29921in" svg:height="6.29921in" draw:id="id71" draw:layer="Master1-bg" draw:style-name="a312" draw:name="椭圆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72" draw:layer="Master1-bg" draw:style-name="a315" draw:name="椭圆 7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73" draw:layer="Master1-bg" draw:style-name="a318" draw:name="椭圆 9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74" draw:layer="Master1-bg" draw:style-name="a321" draw:name="椭圆 10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5" presentation:style-name="a325" draw:name="日期占位符 1" svg:x="0.91667in" svg:y="6.99958in" svg:width="3in" svg:height="0.30293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2021/1/30</text:date></text:span></text:p>
        </draw:text-box>
        <svg:title/>
        <svg:desc/>
      </draw:frame>
      <draw:frame draw:id="id76" presentation:style-name="a328" draw:name="页脚占位符 2" svg:x="4.41667in" svg:y="6.99958in" svg:width="4.5in" svg:height="0.30293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7" presentation:style-name="a331" draw:name="灯片编号占位符 3" svg:x="9.41667in" svg:y="6.99958in" svg:width="3in" svg:height="0.30293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</style:master-page>
    <style:master-page style:name="Master1-Layout9-objTx-内容与标题" style:page-layout-name="pageLayout1" draw:style-name="a332">
      <draw:custom-shape svg:x="3.51706in" svg:y="-51.96818in" svg:width="6.29921in" svg:height="6.29921in" draw:id="id78" draw:layer="Master1-bg" draw:style-name="a335" draw:name="椭圆 6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79" draw:layer="Master1-bg" draw:style-name="a338" draw:name="椭圆 7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80" draw:layer="Master1-bg" draw:style-name="a341" draw:name="椭圆 9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81" draw:layer="Master1-bg" draw:style-name="a344" draw:name="椭圆 10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2" presentation:style-name="a347" draw:name="标题 1" svg:x="0.9184in" svg:y="0.5in" svg:width="4.30035in" svg:height="1.75in" presentation:class="title" presentation:placeholder="false">
        <draw:text-box>
          <text:p text:style-name="a346" text:class-names="" text:cond-style-name=""><text:span text:style-name="a345" text:class-names="">单击此处编辑母版标题样式</text:span></text:p>
        </draw:text-box>
        <svg:title/>
        <svg:desc/>
      </draw:frame>
      <draw:frame draw:id="id83" presentation:style-name="a363" draw:name="内容占位符 2" svg:x="5.6684in" svg:y="1.07986in" svg:width="6.75in" svg:height="5.3298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单击此处编辑母版文本样式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二级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三级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367" draw:name="文本占位符 3" svg:x="0.9184in" svg:y="2.25in" svg:width="4.30035in" svg:height="4.1684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单击此处编辑母版文本样式</text:span></text:p>
            </text:list-item>
          </text:list>
        </draw:text-box>
        <svg:title/>
        <svg:desc/>
      </draw:frame>
      <draw:frame draw:id="id85" presentation:style-name="a371" draw:name="日期占位符 4" svg:x="0.91667in" svg:y="6.99958in" svg:width="3in" svg:height="0.3029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021/1/30</text:date></text:span></text:p>
        </draw:text-box>
        <svg:title/>
        <svg:desc/>
      </draw:frame>
      <draw:frame draw:id="id86" presentation:style-name="a374" draw:name="页脚占位符 5" svg:x="4.41667in" svg:y="6.99958in" svg:width="4.5in" svg:height="0.3029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7" presentation:style-name="a377" draw:name="灯片编号占位符 6" svg:x="9.41667in" svg:y="6.99958in" svg:width="3in" svg:height="0.30293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10-picTx-图片与标题" style:page-layout-name="pageLayout1" draw:style-name="a378">
      <draw:custom-shape svg:x="3.51706in" svg:y="-51.96818in" svg:width="6.29921in" svg:height="6.29921in" draw:id="id88" draw:layer="Master1-bg" draw:style-name="a381" draw:name="椭圆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89" draw:layer="Master1-bg" draw:style-name="a384" draw:name="椭圆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90" draw:layer="Master1-bg" draw:style-name="a387" draw:name="椭圆 9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91" draw:layer="Master1-bg" draw:style-name="a390" draw:name="椭圆 10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presentation:style-name="a393" draw:name="标题 1" svg:x="0.9184in" svg:y="0.5in" svg:width="4.30035in" svg:height="1.75in" presentation:class="title" presentation:placeholder="false">
        <draw:text-box>
          <text:p text:style-name="a392" text:class-names="" text:cond-style-name=""><text:span text:style-name="a391" text:class-names="">单击此处编辑母版标题样式</text:span></text:p>
        </draw:text-box>
        <svg:title/>
        <svg:desc/>
      </draw:frame>
      <draw:frame draw:id="id93" presentation:style-name="a396" draw:name="图片占位符 2" svg:x="5.6684in" svg:y="1.07986in" svg:width="6.75in" svg:height="5.32986in" presentation:class="graphic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94" presentation:style-name="a400" draw:name="文本占位符 3" svg:x="0.9184in" svg:y="2.25in" svg:width="4.30035in" svg:height="4.1684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单击此处编辑母版文本样式</text:span></text:p>
            </text:list-item>
          </text:list>
        </draw:text-box>
        <svg:title/>
        <svg:desc/>
      </draw:frame>
      <draw:frame draw:id="id95" presentation:style-name="a404" draw:name="日期占位符 4" svg:x="0.91667in" svg:y="6.99958in" svg:width="3in" svg:height="0.30293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1/1/30</text:date></text:span></text:p>
        </draw:text-box>
        <svg:title/>
        <svg:desc/>
      </draw:frame>
      <draw:frame draw:id="id96" presentation:style-name="a407" draw:name="页脚占位符 5" svg:x="4.41667in" svg:y="6.99958in" svg:width="4.5in" svg:height="0.30293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7" presentation:style-name="a410" draw:name="灯片编号占位符 6" svg:x="9.41667in" svg:y="6.99958in" svg:width="3in" svg:height="0.30293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  <style:master-page style:name="Master1-Layout11-vertTx-标题和竖排文字" style:page-layout-name="pageLayout1" draw:style-name="a411">
      <draw:custom-shape svg:x="3.51706in" svg:y="-51.96818in" svg:width="6.29921in" svg:height="6.29921in" draw:id="id98" draw:layer="Master1-bg" draw:style-name="a414" draw:name="椭圆 6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99" draw:layer="Master1-bg" draw:style-name="a417" draw:name="椭圆 7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100" draw:layer="Master1-bg" draw:style-name="a420" draw:name="椭圆 9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101" draw:layer="Master1-bg" draw:style-name="a423" draw:name="椭圆 10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2" presentation:style-name="a426" draw:name="标题 1" svg:x="0.91667in" svg:y="0.74042in" svg:width="11.5in" svg:height="0.76742in" presentation:class="title" presentation:placeholder="false">
        <draw:text-box>
          <text:p text:style-name="a425" text:class-names="" text:cond-style-name=""><text:span text:style-name="a424" text:class-names="">单击此处编辑母版标题样式</text:span></text:p>
        </draw:text-box>
        <svg:title/>
        <svg:desc/>
      </draw:frame>
      <draw:frame draw:id="id103" presentation:style-name="a442" draw:name="竖排文字占位符 2" svg:x="0.91667in" svg:y="1.99653in" svg:width="11.5in" svg:height="2.01729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单击此处编辑母版文本样式</text:span></text:p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二级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三级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9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446" draw:name="日期占位符 3" svg:x="0.91667in" svg:y="6.99958in" svg:width="3in" svg:height="0.30293in" presentation:class="date-time" presentation:placeholder="false">
        <draw:text-box>
          <text:p text:style-name="a445" text:class-names="" text:cond-style-name=""><text:span text:style-name="a443" text:class-names=""><text:date text:fixed="false" style:data-style-name="a444">2021/1/30</text:date></text:span></text:p>
        </draw:text-box>
        <svg:title/>
        <svg:desc/>
      </draw:frame>
      <draw:frame draw:id="id105" presentation:style-name="a449" draw:name="页脚占位符 4" svg:x="4.41667in" svg:y="6.99958in" svg:width="4.5in" svg:height="0.30293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06" presentation:style-name="a452" draw:name="灯片编号占位符 5" svg:x="9.41667in" svg:y="6.99958in" svg:width="3in" svg:height="0.30293in" presentation:class="page-number" presentation:placeholder="false">
        <draw:text-box>
          <text:p text:style-name="a451" text:class-names="" text:cond-style-name=""><text:span text:style-name="a450" text:class-names=""><text:page-number style:num-format="1" text:fixed="false"/></text:span></text:p>
        </draw:text-box>
        <svg:title/>
        <svg:desc/>
      </draw:frame>
    </style:master-page>
    <style:master-page style:name="Master1-Layout12-vertTitleAndTx-竖排标题与文本" style:page-layout-name="pageLayout1" draw:style-name="a453">
      <draw:custom-shape svg:x="3.51706in" svg:y="-51.96818in" svg:width="6.29921in" svg:height="6.29921in" draw:id="id107" draw:layer="Master1-bg" draw:style-name="a456" draw:name="椭圆 6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.51706in" svg:y="53.41897in" svg:width="6.29921in" svg:height="6.29921in" draw:id="id108" draw:layer="Master1-bg" draw:style-name="a459" draw:name="椭圆 7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32.70833in" svg:y="0in" svg:width="7.15179in" svg:height="7.5in" draw:id="id109" draw:layer="Master1-bg" draw:style-name="a462" draw:name="椭圆 9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29.01389in" svg:y="0in" svg:width="7.15179in" svg:height="7.5in" draw:id="id110" draw:layer="Master1-bg" draw:style-name="a465" draw:name="椭圆 10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1" presentation:style-name="a468" draw:name="竖排标题 1" svg:x="9.54167in" svg:y="0.39931in" svg:width="2.875in" svg:height="6.3559in" presentation:class="title" presentation:placeholder="false">
        <draw:text-box>
          <text:p text:style-name="a467" text:class-names="" text:cond-style-name=""><text:span text:style-name="a466" text:class-names="">单击此处编辑母版标题样式</text:span></text:p>
        </draw:text-box>
        <svg:title/>
        <svg:desc/>
      </draw:frame>
      <draw:frame draw:id="id112" presentation:style-name="a484" draw:name="竖排文字占位符 2" svg:x="0.91667in" svg:y="0.39931in" svg:width="8.45833in" svg:height="6.3559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单击此处编辑母版文本样式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二级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三级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1" text:class-names="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488" draw:name="日期占位符 3" svg:x="0.91667in" svg:y="6.99958in" svg:width="3in" svg:height="0.3029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2021/1/30</text:date></text:span></text:p>
        </draw:text-box>
        <svg:title/>
        <svg:desc/>
      </draw:frame>
      <draw:frame draw:id="id114" presentation:style-name="a491" draw:name="页脚占位符 4" svg:x="4.41667in" svg:y="6.99958in" svg:width="4.5in" svg:height="0.3029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15" presentation:style-name="a494" draw:name="灯片编号占位符 5" svg:x="9.41667in" svg:y="6.99958in" svg:width="3in" svg:height="0.30293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tosh</meta:initial-creator>
    <dc:creator>Atosh</dc:creator>
    <meta:creation-date>2021-01-27T08:00:32Z</meta:creation-date>
    <dc:date>2021-01-30T04:58:24Z</dc:date>
    <meta:template xlink:href="" xlink:type="simple"/>
    <meta:editing-cycles>27</meta:editing-cycles>
    <meta:editing-duration>PT25561S</meta:editing-duration>
    <meta:document-statistic meta:paragraph-count="81" meta:word-count="995"/>
  </office:meta>
</office:document-meta>
</file>